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>
      <style:table-cell-properties fo:background-color="transparent"/>
    </style:style>
    <style:style style:name="ce3" style:family="table-cell" style:parent-style-name="Default" style:data-style-name="N108"/>
    <style:style style:name="ce4" style:family="table-cell" style:parent-style-name="Default">
      <style:table-cell-properties fo:background-color="#66ffff"/>
      <style:text-properties fo:color="#000000"/>
    </style:style>
    <style:style style:name="ce5" style:family="table-cell" style:parent-style-name="Default">
      <style:table-cell-properties fo:background-color="#66ffff" fo:border="none"/>
      <style:text-properties fo:color="#000000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8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 style:data-style-name="N11">
      <style:table-cell-properties fo:background-color="#66ffff"/>
    </style:style>
    <style:style style:name="ce11" style:family="table-cell" style:parent-style-name="Default" style:data-style-name="N108">
      <style:table-cell-properties style:text-align-source="fix" style:repeat-content="false" fo:background-color="transparent"/>
      <style:paragraph-properties fo:text-align="end" fo:margin-left="0mm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66ffff"/>
    </style:style>
    <style:style style:name="ce13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 style:data-style-name="N108">
      <style:table-cell-properties fo:background-color="#99ffff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end" fo:margin-left="0mm"/>
      <style:text-properties fo:color="#000000"/>
    </style:style>
    <style:style style:name="ce17" style:family="table-cell" style:parent-style-name="Default" style:data-style-name="N108">
      <style:table-cell-properties fo:background-color="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Nombre de bateaux voulus</text:p>
          </table:table-cell>
          <table:table-cell table:style-name="ce1" office:value-type="string" calcext:value-type="string">
            <text:p>Prix du moulage</text:p>
          </table:table-cell>
          <table:table-cell table:style-name="ce1" office:value-type="string" calcext:value-type="string">
            <text:p>Prix de la finition</text:p>
          </table:table-cell>
          <table:table-cell office:value-type="string" calcext:value-type="string">
            <text:p>Plastique nécessaire</text:p>
          </table:table-cell>
          <table:table-cell table:style-name="ce1" office:value-type="string" calcext:value-type="string">
            <text:p>Bois nécessaire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A</text:p>
          </table:table-cell>
          <table:table-cell table:style-name="ce4" office:value-type="float" office:value="63" calcext:value-type="float">
            <text:p>63</text:p>
          </table:table-cell>
          <table:table-cell table:style-name="ce3" table:formula="of:=8*25*[.C3]" office:value-type="currency" office:currency="EUR" office:value="12600" calcext:value-type="currency">
            <text:p>12 600,00 €</text:p>
          </table:table-cell>
          <table:table-cell table:style-name="ce14" table:formula="of:=[.C3]*35*10" office:value-type="currency" office:currency="EUR" office:value="22050" calcext:value-type="currency">
            <text:p>22 050,00 €</text:p>
          </table:table-cell>
          <table:table-cell table:formula="of:=[.C3]*0.2" office:value-type="float" office:value="12.6" calcext:value-type="float">
            <text:p>12,6</text:p>
          </table:table-cell>
          <table:table-cell table:style-name="ce1" table:formula="of:=[.C3]*0.1" office:value-type="float" office:value="6.3" calcext:value-type="float">
            <text:p>6,3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B</text:p>
          </table:table-cell>
          <table:table-cell table:style-name="ce4" office:value-type="float" office:value="99" calcext:value-type="float">
            <text:p>99</text:p>
          </table:table-cell>
          <table:table-cell table:style-name="ce3" table:formula="of:=12*25*[.C4]" office:value-type="currency" office:currency="EUR" office:value="29700" calcext:value-type="currency">
            <text:p>29 700,00 €</text:p>
          </table:table-cell>
          <table:table-cell table:style-name="ce14" table:formula="of:=[.C4]*35*14" office:value-type="currency" office:currency="EUR" office:value="48510" calcext:value-type="currency">
            <text:p>48 510,00 €</text:p>
          </table:table-cell>
          <table:table-cell table:formula="of:=[.C4]*0.4" office:value-type="float" office:value="39.6" calcext:value-type="float">
            <text:p>39,6</text:p>
          </table:table-cell>
          <table:table-cell table:style-name="ce1" table:formula="of:=[.C4]*0.2" office:value-type="float" office:value="19.8" calcext:value-type="float">
            <text:p>19,8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C</text:p>
          </table:table-cell>
          <table:table-cell table:style-name="ce5" office:value-type="float" office:value="6" calcext:value-type="float">
            <text:p>6</text:p>
          </table:table-cell>
          <table:table-cell table:style-name="ce14" table:formula="of:=28*25*[.C5]" office:value-type="currency" office:currency="EUR" office:value="4200" calcext:value-type="currency">
            <text:p>4 200,00 €</text:p>
          </table:table-cell>
          <table:table-cell table:style-name="ce14" table:formula="of:=[.C5]*35*28" office:value-type="currency" office:currency="EUR" office:value="5880" calcext:value-type="currency">
            <text:p>5 880,00 €</text:p>
          </table:table-cell>
          <table:table-cell table:formula="of:=[.C5]" office:value-type="float" office:value="6" calcext:value-type="float">
            <text:p>6</text:p>
          </table:table-cell>
          <table:table-cell table:style-name="ce1" table:formula="of:=[.C5]*0.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5])" office:value-type="float" office:value="168" calcext:value-type="float">
            <text:p>168</text:p>
          </table:table-cell>
          <table:table-cell table:style-name="ce3" table:formula="of:=SUM([.D3:.D5])" office:value-type="currency" office:currency="EUR" office:value="46500" calcext:value-type="currency">
            <text:p>46 500,00 €</text:p>
          </table:table-cell>
          <table:table-cell table:style-name="ce3" table:formula="of:=SUM([.E3:.E5])" office:value-type="currency" office:currency="EUR" office:value="76440" calcext:value-type="currency">
            <text:p>76 440,00 €</text:p>
          </table:table-cell>
          <table:table-cell table:formula="of:=SUM([.F3:.F5])" office:value-type="float" office:value="58.2" calcext:value-type="float">
            <text:p>58,2</text:p>
          </table:table-cell>
          <table:table-cell table:formula="of:=SUM([.G3:.G5])" office:value-type="float" office:value="29.1" calcext:value-type="float">
            <text:p>29,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tock Initiaux</text:p>
          </table:table-cell>
          <table:table-cell office:value-type="string" calcext:value-type="string">
            <text:p>Quantit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ée nécessaire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urnisseur voulu</text:p>
          </table:table-cell>
          <table:table-cell office:value-type="string" calcext:value-type="string">
            <text:p>Délai de paiement</text:p>
          </table:table-cell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7" table:formula="of:=IF([.G5]&gt;[.C10]; [.F6]-[.C10]; 0)" office:value-type="float" office:value="58.2" calcext:value-type="float">
            <text:p>58,2</text:p>
          </table:table-cell>
          <table:table-cell table:style-name="ce3" table:formula="of:=IF([.F15]=&quot;P1&quot;; 4000; IF([.F15]=&quot;P2&quot;; 4100; 4200))" office:value-type="currency" office:currency="EUR" office:value="4000" calcext:value-type="currency">
            <text:p>4 000,00 €</text:p>
          </table:table-cell>
          <table:table-cell table:style-name="ce3" table:formula="of:=[.C15]*[.D15]" office:value-type="currency" office:currency="EUR" office:value="232800" calcext:value-type="currency">
            <text:p>232 800,00 €</text:p>
          </table:table-cell>
          <table:table-cell table:style-name="ce16" office:value-type="string" calcext:value-type="string">
            <text:p>P1</text:p>
          </table:table-cell>
          <table:table-cell table:style-name="ce18" table:formula="of:=IF([.F15]=&quot;P1&quot;; &quot;Comptant&quot;; IF([.F15]=&quot;P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7" table:formula="of:=IF([.G6]&gt;[.C11]; [.G6]-[.C11]; 0)" office:value-type="float" office:value="29.1" calcext:value-type="float">
            <text:p>29,1</text:p>
          </table:table-cell>
          <table:table-cell table:style-name="ce3" table:formula="of:=IF([.F16]=&quot;B1&quot;; 1100; IF([.F16]=&quot;B2&quot;; 1250; 1400))" office:value-type="currency" office:currency="EUR" office:value="1100" calcext:value-type="currency">
            <text:p>1 100,00 €</text:p>
          </table:table-cell>
          <table:table-cell table:style-name="ce3" table:formula="of:=[.C16]*[.D16]" office:value-type="currency" office:currency="EUR" office:value="32010" calcext:value-type="currency">
            <text:p>32 010,00 €</text:p>
          </table:table-cell>
          <table:table-cell table:style-name="ce16" office:value-type="string" calcext:value-type="string">
            <text:p>B1</text:p>
          </table:table-cell>
          <table:table-cell table:style-name="ce18" table:formula="of:=IF([.F16]=&quot;B1&quot;; &quot;Comptant&quot;; IF([.F16]=&quot;B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style-name="ce3" table:formula="of:=SUM([.E15:.E16])" office:value-type="currency" office:currency="EUR" office:value="264810" calcext:value-type="currency">
            <text:p>264 810,00 €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à payer sans pub</text:p>
          </table:table-cell>
          <table:table-cell table:style-name="ce8" table:formula="of:=[.E17]+[.D6]+[.E6]" office:value-type="currency" office:currency="EUR" office:value="387750" calcext:value-type="currency">
            <text:p>387 750,00 €</text:p>
          </table:table-cell>
          <table:table-cell/>
          <table:table-cell office:value-type="string" calcext:value-type="string">
            <text:p>Total à payer pub+fixe</text:p>
          </table:table-cell>
          <table:table-cell table:style-name="ce17" table:formula="of:=[.C20]+[.B43]+28000" office:value-type="currency" office:currency="EUR" office:value="447750" calcext:value-type="currency">
            <text:p>447 75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nte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 (CA)</text:p>
          </table:table-cell>
          <table:table-cell office:value-type="string" calcext:value-type="string">
            <text:p>Moins commi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eaux A</text:p>
          </table:table-cell>
          <table:table-cell table:style-name="ce9" office:value-type="float" office:value="153" calcext:value-type="float">
            <text:p>153</text:p>
          </table:table-cell>
          <table:table-cell table:style-name="ce15" office:value-type="currency" office:currency="EUR" office:value="4000" calcext:value-type="currency">
            <text:p>4 000,00 €</text:p>
          </table:table-cell>
          <table:table-cell table:style-name="ce3" table:formula="of:=[.C25]*[.D25]" office:value-type="currency" office:currency="EUR" office:value="612000" calcext:value-type="currency">
            <text:p>612 000,00 €</text:p>
          </table:table-cell>
          <table:table-cell table:style-name="ce3" table:formula="of:=[.E25]*(1-[.C30])" office:value-type="currency" office:currency="EUR" office:value="550800" calcext:value-type="currency">
            <text:p>550 800,00 €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Bateaux B</text:p>
          </table:table-cell>
          <table:table-cell table:style-name="ce9" office:value-type="float" office:value="99" calcext:value-type="float">
            <text:p>99</text:p>
          </table:table-cell>
          <table:table-cell table:style-name="ce15" office:value-type="currency" office:currency="EUR" office:value="7000" calcext:value-type="currency">
            <text:p>7 000,00 €</text:p>
          </table:table-cell>
          <table:table-cell table:style-name="ce3" table:formula="of:=[.C26]*[.D26]" office:value-type="currency" office:currency="EUR" office:value="693000" calcext:value-type="currency">
            <text:p>693 000,00 €</text:p>
          </table:table-cell>
          <table:table-cell table:style-name="ce3" table:formula="of:=[.E26]*(1-[.C30])" office:value-type="currency" office:currency="EUR" office:value="623700" calcext:value-type="currency">
            <text:p>623 70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eaux C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currency" office:currency="EUR" office:value="30000" calcext:value-type="currency">
            <text:p>30 000,00 €</text:p>
          </table:table-cell>
          <table:table-cell table:style-name="ce3" table:formula="of:=[.C27]*[.D27]" office:value-type="currency" office:currency="EUR" office:value="180000" calcext:value-type="currency">
            <text:p>180 000,00 €</text:p>
          </table:table-cell>
          <table:table-cell table:style-name="ce3" table:formula="of:=[.E27]*(1-[.C30])" office:value-type="currency" office:currency="EUR" office:value="162000" calcext:value-type="currency">
            <text:p>162 00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5:.C27])" office:value-type="float" office:value="258" calcext:value-type="float">
            <text:p>258</text:p>
          </table:table-cell>
          <table:table-cell/>
          <table:table-cell table:style-name="ce3" table:formula="of:=SUM([.E25:.E27])" office:value-type="currency" office:currency="EUR" office:value="1485000" calcext:value-type="currency">
            <text:p>1 485 000,00 €</text:p>
          </table:table-cell>
          <table:table-cell table:style-name="ce3" table:formula="of:=SUM([.F25:.F27])" office:value-type="currency" office:currency="EUR" office:value="1336500" calcext:value-type="currency">
            <text:p>1 336 500,00 €</text:p>
          </table:table-cell>
          <table:table-cell table:style-name="ce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ission</text:p>
          </table:table-cell>
          <table:table-cell table:style-name="ce10" office:value-type="percentage" office:value="0.1" calcext:value-type="percentage">
            <text:p>10,00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 table:style-name="ce11"/>
          <table:table-cell table:style-name="ce13"/>
          <table:table-cell table:style-name="ce7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Publicité de marque</text:p>
          </table:table-cell>
          <table:table-cell table:style-name="ce12" office:value-type="currency" office:currency="EUR" office:value="25000" calcext:value-type="currency">
            <text:p>25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A</text:p>
          </table:table-cell>
          <table:table-cell table:style-name="ce12" office:value-type="currency" office:currency="EUR" office:value="3000" calcext:value-type="currency">
            <text:p>3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B</text:p>
          </table:table-cell>
          <table:table-cell table:style-name="ce12" office:value-type="currency" office:currency="EUR" office:value="4000" calcext:value-type="currency">
            <text:p>4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C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marketing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3" table:formula="of:=SUM([.C36:.C39])" office:value-type="currency" office:currency="EUR" office:value="32000" calcext:value-type="currency">
            <text:p>32 000,00 €</text:p>
          </table:table-cell>
          <table:table-cell table:style-name="ce1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1:19:43.858922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9:27:36.724789840</meta:creation-date>
    <meta:generator>LibreOffice/5.1.6.2$Linux_x86 LibreOffice_project/10m0$Build-2</meta:generator>
    <dc:date>2018-06-07T11:58:31.647920240</dc:date>
    <meta:editing-duration>PT53M21S</meta:editing-duration>
    <meta:editing-cycles>10</meta:editing-cycles>
    <meta:document-statistic meta:table-count="1" meta:cell-count="97" meta:object-count="0"/>
  </office:meta>
</office:document-meta>
</file>